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erwszy tom trylogii „Wspomnienie o Przeszłości Ziemi” autorstwa Cixin Liu, książki, która zdobyła nagrodę Hugo w 2015 roku, a także zachwyciła Baracka Obamę i Marka Zuckerberga, ukazał się w tym roku w Polsce nakładem wydawnictwa Rebis. </text:p>
      <text:p text:style-name="P1">„Problem Trzech Ciał” porusza jeden z klasycznych wątków w fantastyce naukowej: inwazję obcej cywilizacji. Tutaj jednak główny ciężar obrony ludzkości biorą na siebie nie Amerykanie, lecz Chińczycy, którzy zresztą sami sprowokowali atak nieudanym eksperymentem naukowym. </text:p>
      <text:p text:style-name="P1">Początek powieści przenosi czytelnika w czasy Rewolucji Kulturalnej, gdzie śledzimy losy Ye Wenije, astrofizyczki, której ojciec, również naukowiec, zostaje skatowany i zamordowany, a ona sama pada ofiarą represji jako niepewny element. Ye Wenije ostatecznie trafia do odosobnionego ośrodka naukowego, w którym prowadzone są prace nad nowym rodzajem broni. </text:p>
      <text:p text:style-name="P1">Drugi wątek rozgrywa się w czasach współczesnych, w zglobalizowanym świecie, gdzie z niewyjaśnionych przyczyn naukowcy zaczynają popełniać samobójstwa. Wyjaśnieniem tej sprawy zajmują się policjant Shi Qiang i profesor, specjalista od nanomateriałów, Wang Miao. Tworzą oni wyjątko niedobraną, ale świetnie uzupełniającą się parę. Wkrótce odkrywają, że tajemnicze samobójstwa mogą mieć związek z pracami prowadzonymi w ośrodku, w którym pracowała Ye Wenije. </text:p>
      <text:p text:style-name="P1">Powieść nawiązuje do najlepszych wzorców twardej fantastyki naukowej, takich jak „Kontakt” Carla Sagana, czy „Odyseja Kosmiczna 2001” Arthura Clarke’a. Przedstawione w niej hipotezy naukowe są jednocześnie wiarygodne i zaskakujące. </text:p>
      <text:p text:style-name="P1">Jednak elementy typowe dla s-f nie są jedyną mocną stroną „Problemu Trzech Ciał”. Równie ważne są wątki obyczajowe i polityczne. Szczególne wrażenie robi historia Ye Wenije, dla której tłem jest najpierw przejmująco opisana Rewolucja Kulturalna, a potem czasy współczesne, w których bohaterka próbuje pogodzić się ze światem. Ten właśnie fragment zaskoczył mnie najbardziej. Stosunek autora do Rewolucji Kulturalnej wygląda z perspektywy europejskiego czytelnika dziwnie. Ye Wenije w latach ‘80 umawia się ze swoimi dawnymi prześladowczyniami w Pekinie, w miejscu, gdzie skatowano jej ojca. Okazuje się, że one również stały się ofiarami rewolucji i przeszły piekło, jak ona sama. Ta, która zadała śmiertelny cios jej ojcu, już nie żyje. Scena ta nie przynosi pojednania ani potępienia. „Nie jesteśmy ani bohaterami, ani wrogami, jesteśmy historią” – mówi jedna z nich. W Europie rzadko potrafimy powiedzieć, że historia to tylko historia, a wróg zawsze pozostaje dla nas wrogiem. </text:p>
      <text:p text:style-name="P1">Problem Trzech Ciał jest powieścią nie tylko nawiązującą do klasyki s-f, ale również bardzo współczesną, skupiającą się na aktualnych problemach i całkiem niedawnej historii. Moim zdaniem to perełka.</text:p>
      <text:p text:style-name="P1"/>
      <text:p text:style-name="P1">tytułowy: </text:p>
      <text:p text:style-name="P1"><text:a xlink:type="simple" xlink:href="http://popamina.pl/wp-content/uploads/2017/08/maxresdefault-e1502667709266.jpg" text:style-name="Internet_20_link" text:visited-style-name="Visited_20_Internet_20_Link"><text:span text:style-name="T1">http://popamina.pl/wp-content/uploads/2017/08/maxresdefault-e1502667709266.jpg</text:span></text:a></text:p>
      <text:p text:style-name="P1"/>
      <text:p text:style-name="P1"><text:a xlink:type="simple" xlink:href="https://i.gr-assets.com/images/S/compressed.photo.goodreads.com/hostedimages/1506263055i/24001653._SY540_.jpg" text:style-name="Internet_20_link" text:visited-style-name="Visited_20_Internet_20_Link"><text:span text:style-name="T1">https://i.gr-assets.com/images/S/compressed.photo.goodreads.com/hostedimages/1506263055i/24001653._SY540_.jpg</text:span>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2-20T21:22:51.723000000</dc:date>
    <meta:editing-duration>PT6M35S</meta:editing-duration>
    <meta:editing-cycles>1</meta:editing-cycles>
    <meta:document-statistic meta:table-count="0" meta:image-count="0" meta:object-count="0" meta:page-count="1" meta:paragraph-count="10" meta:word-count="383" meta:character-count="2933" meta:non-whitespace-character-count="2552"/>
  </office:meta>
</office:document-meta>
</file>